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9]" office:value-type="float" office:value="10" calcext:value-type="float">
            <text:p>10</text:p>
          </table:table-cell>
          <table:table-cell table:formula="of:=[.M39]" office:value-type="float" office:value="6" calcext:value-type="float">
            <text:p>6</text:p>
          </table:table-cell>
          <table:table-cell table:formula="of:=[.N39]" office:value-type="float" office:value="30" calcext:value-type="float">
            <text:p>30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64" calcext:value-type="float">
            <text:p>64</text:p>
          </table:table-cell>
          <table:table-cell table:style-name="ce3"/>
          <table:table-cell table:style-name="ce3" table:formula="of:=SUM([.N23:.N28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style-name="ce8" table:formula="of:=SUM([.L32:.Q32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8" table:formula="of:=SUM([.L33:.Q33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8" table:formula="of:=SUM([.L34:.Q3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6:.Q36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37:.Q37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10" calcext:value-type="float">
            <text:p>10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30" calcext:value-type="float">
            <text:p>30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8" calcext:value-type="float">
            <text:p>18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48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1]" office:value-type="float" office:value="2" calcext:value-type="float">
            <text:p>2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50" calcext:value-type="float">
            <text:p>50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71" calcext:value-type="float">
            <text:p>71</text:p>
          </table:table-cell>
          <table:table-cell table:style-name="ce3"/>
          <table:table-cell table:style-name="ce3" table:formula="of:=SUM([.N15:.N20])"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4:.Q2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5:.Q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SUM([.L27:.Q2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9:.Q29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30:.Q3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2" calcext:value-type="float">
            <text:p>2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50" calcext:value-type="float">
            <text:p>50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19" calcext:value-type="float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78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138" calcext:value-type="float">
            <text:p>138</text:p>
          </table:table-cell>
          <table:table-cell table:style-name="ce3"/>
          <table:table-cell table:style-name="ce3" table:formula="of:=SUM([.N17:.N22])"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6:.Q26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27:.Q27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8:.Q28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L29:.Q29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L30:.Q30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L31:.Q31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L32:.Q32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4" calcext:value-type="float">
            <text:p>4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100" calcext:value-type="float">
            <text:p>100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34" calcext:value-type="float">
            <text:p>34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1in">
            <draw:object draw:notify-on-update-of-ranges="Codifica.K31:Codifica.K31 Codifica.L31:Codifica.Q31 Codifica.K32:Codifica.K32 Codifica.L32:Codifica.Q32 Codifica.K33:Codifica.K33 Codifica.L33:Codifica.Q3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" office:value-type="float" office:value="7" calcext:value-type="float">
            <text:p>7</text:p>
          </table:table-cell>
          <table:table-cell table:formula="of:=[.E53]" office:value-type="float" office:value="8" calcext:value-type="float">
            <text:p>8</text:p>
          </table:table-cell>
          <table:table-cell table:formula="of:=[.F53]" office:value-type="float" office:value="29" calcext:value-type="float">
            <text:p>29</text:p>
          </table:table-cell>
          <table:table-cell table:formula="of:=[.G53]" office:value-type="float" office:value="95" calcext:value-type="float">
            <text:p>95</text:p>
          </table:table-cell>
          <table:table-cell table:formula="of:=[.H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203" calcext:value-type="float">
            <text:p>203</text:p>
          </table:table-cell>
          <table:table-cell table:style-name="ce3"/>
          <table:table-cell table:style-name="ce3" table:formula="of:=SUM([.N37:.N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7:.Q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L48:.Q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L49:.Q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L50:.Q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2:.Q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 table:number-columns-repeated="3"/>
          <table:table-cell table:style-name="ce3" table:formula="of:=SUM([.L46:.L52])" office:value-type="float" office:value="6" calcext:value-type="float">
            <text:p>6</text:p>
          </table:table-cell>
          <table:table-cell table:style-name="ce3" table:formula="of:=SUM([.M46:.M52])" office:value-type="float" office:value="7" calcext:value-type="float">
            <text:p>7</text:p>
          </table:table-cell>
          <table:table-cell table:style-name="ce3" table:formula="of:=SUM([.N46:.N52])" office:value-type="float" office:value="8" calcext:value-type="float">
            <text:p>8</text:p>
          </table:table-cell>
          <table:table-cell table:style-name="ce3" table:formula="of:=SUM([.O46:.O52])" office:value-type="float" office:value="29" calcext:value-type="float">
            <text:p>29</text:p>
          </table:table-cell>
          <table:table-cell table:style-name="ce3" table:formula="of:=SUM([.P46:.P52])" office:value-type="float" office:value="95" calcext:value-type="float">
            <text:p>95</text:p>
          </table:table-cell>
          <table:table-cell table:style-name="ce3" table:formula="of:=SUM([.Q46:.Q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5in">
            <draw:object draw:notify-on-update-of-ranges="'Verifica e Validazione'.K31:'Verifica e Validazione'.K31 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16" calcext:value-type="float">
            <text:p>16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21" calcext:value-type="float">
            <text:p>21</text:p>
          </table:table-cell>
          <table:table-cell table:formula="of:=[.G53]" office:value-type="float" office:value="18" calcext:value-type="float">
            <text:p>18</text:p>
          </table:table-cell>
          <table:table-cell table:formula="of:=[.H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126" calcext:value-type="float">
            <text:p>126</text:p>
          </table:table-cell>
          <table:table-cell table:style-name="ce3"/>
          <table:table-cell table:style-name="ce3" table:formula="of:=SUM([.N37:.N42])"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L47:.Q47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L48:.Q48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L49:.Q49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L50:.Q5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L52:.Q5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3"/>
          <table:table-cell table:style-name="ce3" table:formula="of:=SUM([.L46:.L52])" office:value-type="float" office:value="16" calcext:value-type="float">
            <text:p>16</text:p>
          </table:table-cell>
          <table:table-cell table:style-name="ce3" table:formula="of:=SUM([.M46:.M52])" office:value-type="float" office:value="20" calcext:value-type="float">
            <text:p>20</text:p>
          </table:table-cell>
          <table:table-cell table:style-name="ce3" table:formula="of:=SUM([.N46:.N52])" office:value-type="float" office:value="0" calcext:value-type="float">
            <text:p>0</text:p>
          </table:table-cell>
          <table:table-cell table:style-name="ce3" table:formula="of:=SUM([.O46:.O52])" office:value-type="float" office:value="21" calcext:value-type="float">
            <text:p>21</text:p>
          </table:table-cell>
          <table:table-cell table:style-name="ce3" table:formula="of:=SUM([.P46:.P52])" office:value-type="float" office:value="18" calcext:value-type="float">
            <text:p>18</text:p>
          </table:table-cell>
          <table:table-cell table:style-name="ce3" table:formula="of:=SUM([.Q46:.Q52])" office:value-type="float" office:value="51" calcext:value-type="float">
            <text:p>51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1in">
            <draw:object draw:notify-on-update-of-ranges="Riepilogo.Q6:Riepilogo.Q6 Riepilogo.R6:Riepilogo.W6 Riepilogo.Q7:Riepilogo.Q7 Riepilogo.R7:Riepilogo.W7 Riepilogo.Q8:Riepilogo.Q8 Riepilogo.R8:Riepilogo.W8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  <table:table-cell table:number-columns-repeated="3"/>
          <table:table-cell table:style-name="ce9" office:value-type="string" calcext:value-type="string">
            <text:p>Ore previste</text:p>
          </table:table-cell>
          <table:table-cell table:formula="of:=[.C14]" office:value-type="float" office:value="42" calcext:value-type="float">
            <text:p>42</text:p>
          </table:table-cell>
          <table:table-cell table:formula="of:=[.D14]" office:value-type="float" office:value="73" calcext:value-type="float">
            <text:p>73</text:p>
          </table:table-cell>
          <table:table-cell table:formula="of:=[.E14]" office:value-type="float" office:value="82" calcext:value-type="float">
            <text:p>82</text:p>
          </table:table-cell>
          <table:table-cell table:formula="of:=[.F14]" office:value-type="float" office:value="209" calcext:value-type="float">
            <text:p>209</text:p>
          </table:table-cell>
          <table:table-cell table:formula="of:=[.G14]" office:value-type="float" office:value="113" calcext:value-type="float">
            <text:p>113</text:p>
          </table:table-cell>
          <table:table-cell table:formula="of:=[.H14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  <table:table-cell table:number-columns-repeated="3"/>
          <table:table-cell table:style-name="ce9" office:value-type="string" calcext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51" calcext:value-type="float">
            <text:p>51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72" calcext:value-type="float">
            <text:p>72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8" calcext:value-type="float">
            <text:p>98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200" calcext:value-type="float">
            <text:p>200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13" calcext:value-type="float">
            <text:p>11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style-name="ce2" office:value-type="string" calcext:value-type="string">
            <text:p>Differenza costo</text:p>
          </table:table-cell>
          <table:table-cell table:style-name="ce2" office:value-type="string" calcext:value-type="string">
            <text:p>Differenza ore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table:formula="of:=[.R8]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[.R12]*[.S12]"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L35]" office:value-type="float" office:value="161" calcext:value-type="float">
            <text:p>161</text:p>
          </table:table-cell>
          <table:table-cell table:formula="of:=[Analisi.N35]" office:value-type="float" office:value="3405" calcext:value-type="float">
            <text:p>3405</text:p>
          </table:table-cell>
          <table:table-cell table:formula="of:=[.X12]-[.M7]" office:value-type="float" office:value="-20" calcext:value-type="float">
            <text:p>-20</text:p>
          </table:table-cell>
          <table:table-cell table:formula="of:=[.W12]-[.L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  <table:table-cell table:number-columns-repeated="3"/>
          <table:table-cell office:value-type="string" calcext:value-type="string">
            <text:p>Amministratore</text:p>
          </table:table-cell>
          <table:table-cell table:formula="of:=[.S8]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[.R13]*[.S13]" office:value-type="float" office:value="1440" calcext:value-type="float">
            <text:p>1440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L29]" office:value-type="float" office:value="64" calcext:value-type="float">
            <text:p>64</text:p>
          </table:table-cell>
          <table:table-cell table:formula="of:=['Analisi di Dettaglio'.N29]" office:value-type="float" office:value="1440" calcext:value-type="float">
            <text:p>1440</text:p>
          </table:table-cell>
          <table:table-cell table:formula="of:=[.X13]-[.M8]" office:value-type="float" office:value="880" calcext:value-type="float">
            <text:p>880</text:p>
          </table:table-cell>
          <table:table-cell table:formula="of:=[.W13]-[.L8]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Analista</text:p>
          </table:table-cell>
          <table:table-cell table:formula="of:=[.T8]"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formula="of:=[.R14]*[.S14]" office:value-type="float" office:value="2450" calcext:value-type="float">
            <text:p>2450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L21]" office:value-type="float" office:value="71" calcext:value-type="float">
            <text:p>71</text:p>
          </table:table-cell>
          <table:table-cell table:formula="of:=['Progettazione Architetturale'.N21]" office:value-type="float" office:value="1445" calcext:value-type="float">
            <text:p>1445</text:p>
          </table:table-cell>
          <table:table-cell table:formula="of:=[.X14]-[.M9]" office:value-type="float" office:value="-213" calcext:value-type="float">
            <text:p>-213</text:p>
          </table:table-cell>
          <table:table-cell table:formula="of:=[.W14]-[.L9]" office:value-type="float" office:value="-10" calcext:value-type="float">
            <text:p>-1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ogettista</text:p>
          </table:table-cell>
          <table:table-cell table:formula="of:=[.U8]"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formula="of:=[.R15]*[.S15]" office:value-type="float" office:value="4400" calcext:value-type="float">
            <text:p>4400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L23]" office:value-type="float" office:value="138" calcext:value-type="float">
            <text:p>138</text:p>
          </table:table-cell>
          <table:table-cell table:formula="of:=['Progettazione di Dettaglio'.N23]" office:value-type="float" office:value="2830" calcext:value-type="float">
            <text:p>2830</text:p>
          </table:table-cell>
          <table:table-cell table:formula="of:=[.X15]-[.M10]" office:value-type="float" office:value="0" calcext:value-type="float">
            <text:p>0</text:p>
          </table:table-cell>
          <table:table-cell table:formula="of:=[.W15]-[.L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1"/>
          <table:table-cell office:value-type="string" calcext:value-type="string">
            <text:p>Programmatore</text:p>
          </table:table-cell>
          <table:table-cell table:formula="of:=[.V8]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R16]*[.S16]" office:value-type="float" office:value="1695" calcext:value-type="float">
            <text:p>169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L43]" office:value-type="float" office:value="203" calcext:value-type="float">
            <text:p>203</text:p>
          </table:table-cell>
          <table:table-cell table:formula="of:=[Codifica.N43]" office:value-type="float" office:value="3453" calcext:value-type="float">
            <text:p>3453</text:p>
          </table:table-cell>
          <table:table-cell table:formula="of:=[.X16]-[.M11]" office:value-type="float" office:value="0" calcext:value-type="float">
            <text:p>0</text:p>
          </table:table-cell>
          <table:table-cell table:formula="of:=[.W16]-[.L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11"/>
          <table:table-cell office:value-type="string" calcext:value-type="string">
            <text:p>Verificatore</text:p>
          </table:table-cell>
          <table:table-cell table:formula="of:=[.W8]"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table:formula="of:=[.R17]*[.S17]" office:value-type="float" office:value="3435" calcext:value-type="float">
            <text:p>343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L43]" office:value-type="float" office:value="126" calcext:value-type="float">
            <text:p>126</text:p>
          </table:table-cell>
          <table:table-cell table:formula="of:=['Verifica e Validazione'.N43]" office:value-type="float" office:value="2377" calcext:value-type="float">
            <text:p>2377</text:p>
          </table:table-cell>
          <table:table-cell table:formula="of:=[.X17]-[.M12]" office:value-type="float" office:value="0" calcext:value-type="float">
            <text:p>0</text:p>
          </table:table-cell>
          <table:table-cell table:formula="of:=[.W17]-[.L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11"/>
          <table:table-cell table:style-name="ce3" office:value-type="string" calcext:value-type="string">
            <text:p>Totale</text:p>
          </table:table-cell>
          <table:table-cell table:style-name="ce3" table:formula="of:=SUM([.R12:.R17])" office:value-type="float" office:value="763" calcext:value-type="float">
            <text:p>763</text:p>
          </table:table-cell>
          <table:table-cell table:style-name="ce3"/>
          <table:table-cell table:style-name="ce3" table:formula="of:=SUM([.T12:.T17])" office:value-type="float" office:value="14950" calcext:value-type="float">
            <text:p>14950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W12:.W17])" office:value-type="float" office:value="763" calcext:value-type="float">
            <text:p>763</text:p>
          </table:table-cell>
          <table:table-cell table:style-name="ce3" table:formula="of:=SUM([.X12:.X17])" office:value-type="float" office:value="14950" calcext:value-type="float">
            <text:p>14950</text:p>
          </table:table-cell>
          <table:table-cell table:style-name="ce3" table:formula="of:=[.X18]-[.M13]" office:value-type="float" office:value="647" calcext:value-type="float">
            <text:p>647</text:p>
          </table:table-cell>
          <table:table-cell table:style-name="ce3" table:formula="of:=[.W18]-[.L13]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11"/>
          <table:table-cell office:value-type="string" calcext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 calcext:value-type="float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10" calcext:value-type="float">
            <text:p>10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6" calcext:value-type="float">
            <text:p>16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8" calcext:value-type="float">
            <text:p>28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4" calcext:value-type="float">
            <text:p>14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4" calcext:value-type="float">
            <text:p>34</text:p>
          </table:table-cell>
          <table:table-cell table:style-name="ce8" table:formula="of:=SUM([.R21:.W21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11"/>
          <table:table-cell office:value-type="string" calcext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12" calcext:value-type="float">
            <text:p>12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12" calcext:value-type="float">
            <text:p>12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1" calcext:value-type="float">
            <text:p>11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6" calcext:value-type="float">
            <text:p>26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3" calcext:value-type="float">
            <text:p>23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27" calcext:value-type="float">
            <text:p>27</text:p>
          </table:table-cell>
          <table:table-cell table:style-name="ce8" table:formula="of:=SUM([.R22:.W22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11"/>
          <table:table-cell office:value-type="string" calcext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 calcext:value-type="float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3" calcext:value-type="float">
            <text:p>13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0" calcext:value-type="float">
            <text:p>10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5" calcext:value-type="float">
            <text:p>35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4" calcext:value-type="float">
            <text:p>14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8" calcext:value-type="float">
            <text:p>28</text:p>
          </table:table-cell>
          <table:table-cell table:style-name="ce8" table:formula="of:=SUM([.R23:.W23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8" calcext:value-type="float">
            <text:p>8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 calcext:value-type="float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21" calcext:value-type="float">
            <text:p>21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22" calcext:value-type="float">
            <text:p>22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4" calcext:value-type="float">
            <text:p>14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 calcext:value-type="float">
            <text:p>29</text:p>
          </table:table-cell>
          <table:table-cell table:style-name="ce8" table:formula="of:=SUM([.R24:.W24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5" calcext:value-type="float">
            <text:p>5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4" calcext:value-type="float">
            <text:p>14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4" calcext:value-type="float">
            <text:p>14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7" calcext:value-type="float">
            <text:p>27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3" calcext:value-type="float">
            <text:p>13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7" calcext:value-type="float">
            <text:p>37</text:p>
          </table:table-cell>
          <table:table-cell table:style-name="ce8" table:formula="of:=SUM([.R25:.W25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5" calcext:value-type="float">
            <text:p>5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 calcext:value-type="float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5" calcext:value-type="float">
            <text:p>15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4" calcext:value-type="float">
            <text:p>34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 calcext:value-type="float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5" calcext:value-type="float">
            <text:p>35</text:p>
          </table:table-cell>
          <table:table-cell table:style-name="ce8" table:formula="of:=SUM([.R26:.W26]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8" calcext:value-type="float">
            <text:p>8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 calcext:value-type="float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11" calcext:value-type="float">
            <text:p>11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8" calcext:value-type="float">
            <text:p>28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2" calcext:value-type="float">
            <text:p>22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9" calcext:value-type="float">
            <text:p>39</text:p>
          </table:table-cell>
          <table:table-cell table:style-name="ce8" table:formula="of:=SUM([.R27:.W27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51" calcext:value-type="float">
            <text:p>51</text:p>
          </table:table-cell>
          <table:table-cell table:style-name="ce3" table:formula="of:=SUM([.S21:.S27])" office:value-type="float" office:value="72" calcext:value-type="float">
            <text:p>72</text:p>
          </table:table-cell>
          <table:table-cell table:style-name="ce3" table:formula="of:=SUM([.T21:.T27])" office:value-type="float" office:value="98" calcext:value-type="float">
            <text:p>98</text:p>
          </table:table-cell>
          <table:table-cell table:style-name="ce3" table:formula="of:=SUM([.U21:.U27])" office:value-type="float" office:value="200" calcext:value-type="float">
            <text:p>200</text:p>
          </table:table-cell>
          <table:table-cell table:style-name="ce3" table:formula="of:=SUM([.V21:.V27])" office:value-type="float" office:value="113" calcext:value-type="float">
            <text:p>113</text:p>
          </table:table-cell>
          <table:table-cell table:style-name="ce3" table:formula="of:=SUM([.W21:.W27])" office:value-type="float" office:value="229" calcext:value-type="float">
            <text:p>2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4:48:51.107756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M30S</meta:editing-duration>
    <meta:editing-cycles>99</meta:editing-cycles>
    <meta:generator>LibreOffice/4.2.8.2$Linux_X86_64 LibreOffice_project/420m0$Build-2</meta:generator>
    <dc:date>2016-03-19T17:00:26.976244619</dc:date>
    <meta:document-statistic meta:table-count="7" meta:cell-count="1656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13cm" svg:y="2.97cm" style:legend-expansion="high" chart:style-name="ch2"/>
        <chart:plot-area chart:style-name="ch3" table:cell-range-address="Analisi.B37:Analisi.H44" chart:data-source-has-labels="both" svg:x="0.319cm" svg:y="0.18cm" svg:width="14.075cm" svg:height="8.645cm">
          <chartooo:coordinate-region svg:x="3.11cm" svg:y="0.18cm" svg:width="11.099cm" svg:height="8.002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Analisi.K23:Analisi.Q25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Progettazione di Dettaglio'.B25:'Progettazione di Dettaglio'.H32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Analisi di Dettaglio'.B23:'Analisi di Dettaglio'.C28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'Analisi di Dettaglio'.K17:'Analisi di Dettaglio'.Q19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10">
                <text:p>10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Analisi di Dettaglio'.B31:'Analisi di Dettaglio'.H38" chart:data-source-has-labels="both" svg:x="0.32cm" svg:y="0.18cm" svg:width="14.081cm" svg:height="8.64cm">
          <chartooo:coordinate-region svg:x="3.111cm" svg:y="0.18cm" svg:width="11.197cm" svg:height="7.997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'Progettazione di Dettaglio'.K11:'Progettazione di Dettaglio'.Q13" chart:data-source-has-labels="both" svg:x="0.32cm" svg:y="0.18cm" svg:width="12.746cm" svg:height="8.64cm">
          <chartooo:coordinate-region svg:x="1.121cm" svg:y="0.377cm" svg:width="11.945cm" svg:height="7.8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4">
                <text:p>4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Riepilogo.Q6:Riepilogo.W8" chart:data-source-has-labels="both" svg:x="0.32cm" svg:y="0.18cm" svg:width="12.746cm" svg:height="8.64cm">
          <chartooo:coordinate-region svg:x="1.121cm" svg:y="0.378cm" svg:width="11.945cm" svg:height="7.799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51">
                <text:p>51</text:p>
                <draw:g>
                  <svg:desc>Riepilogo.R8:Riepilogo.W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229">
                <text:p>2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Analisi.B29:Analisi.C34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Codifica.K31:Codifica.Q33" chart:data-source-has-labels="both" svg:x="0.32cm" svg:y="0.18cm" svg:width="12.746cm" svg:height="8.64cm">
          <chartooo:coordinate-region svg:x="1.121cm" svg:y="0.377cm" svg:width="11.945cm" svg:height="7.8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6">
                <text:p>6</text:p>
                <draw:g>
                  <svg:desc>Codifica.L33:Codifica.Q3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'Verifica e Validazione'.K31:'Verifica e Validazione'.Q33" chart:data-source-has-labels="both" svg:x="0.32cm" svg:y="0.18cm" svg:width="12.746cm" svg:height="8.64cm">
          <chartooo:coordinate-region svg:x="0.938cm" svg:y="0.377cm" svg:width="12.128cm" svg:height="7.8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16">
                <text:p>16</text:p>
                <draw:g>
                  <svg:desc>'Verifica e Validazione'.L33:'Verifica e Validazione'.Q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Verifica e Validazione'.B37:'Verifica e Validazione'.C4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Verifica e Validazione'.B45:'Verifica e Validazione'.H52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Codifica.B45:Codifica.H52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Codifica.B37:Codifica.C4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3cm" svg:y="2.972cm" style:legend-expansion="high" chart:style-name="ch2"/>
        <chart:plot-area chart:style-name="ch3" table:cell-range-address="Riepilogo.B6:Riepilogo.H13" chart:data-source-has-labels="both" svg:x="0.32cm" svg:y="0.18cm" svg:width="14.09cm" svg:height="8.649cm">
          <chartooo:coordinate-region svg:x="3.111cm" svg:y="0.18cm" svg:width="11.022cm" svg:height="8.006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Riepilogo.B17:Riepilogo.C2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